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fo:font-weight="bold" officeooo:rsid="0004f8e7" officeooo:paragraph-rsid="0004f8e7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fo:font-weight="bold" officeooo:rsid="0004f8e7" officeooo:paragraph-rsid="0004f8e7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style="normal" fo:font-weight="normal" officeooo:rsid="0004f8e7" officeooo:paragraph-rsid="0004f8e7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04f8e7" officeooo:paragraph-rsid="0004f8e7" style:font-size-asian="12.25pt" style:font-style-asian="normal" style:font-weight-asian="normal" style:font-size-complex="14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PC Tutorial – 13</text:p>
      <text:p text:style-name="P1">CUDA – Parallelizing Multi-Head Self Attention in Transformers</text:p>
      <text:p text:style-name="P2"/>
      <text:p text:style-name="P3">Rohan G</text:p>
      <text:p text:style-name="P3">CS22B1093</text:p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5:47:35.528319918</meta:creation-date>
    <dc:date>2025-03-19T16:00:19.980111104</dc:date>
    <meta:editing-duration>PT2M31S</meta:editing-duration>
    <meta:editing-cycles>1</meta:editing-cycles>
    <meta:document-statistic meta:table-count="0" meta:image-count="0" meta:object-count="0" meta:page-count="1" meta:paragraph-count="4" meta:word-count="13" meta:character-count="95" meta:non-whitespace-character-count="84"/>
    <meta:generator>LibreOffice/24.2.7.2$Linux_X86_64 LibreOffice_project/420$Build-2</meta:generator>
  </office:meta>
</office:document-meta>
</file>